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ato" svg:font-family="La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kobling" style:data-style-name="N0">
      <style:table-cell-properties style:vertical-align="middle" fo:wrap-option="wrap" style:repeat-content="false"/>
      <style:paragraph-properties fo:text-align="start" fo:margin-left="0.706cm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 fo:wrap-option="wrap"/>
      <style:text-properties fo:color="#212121" style:font-name="Lato" style:font-name-asian="Lato" style:font-name-complex="Lato"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</style:style>
    <style:style style:name="ce7" style:family="table-cell" style:parent-style-name="Hyperkobling" style:data-style-name="N0">
      <style:table-cell-properties style:vertical-align="middle" fo:wrap-option="wrap" style:repeat-content="false"/>
      <style:paragraph-properties fo:text-align="start" fo:margin-left="0.706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04270833333333cm" style:use-optimal-column-width="true"/>
    </style:style>
    <style:style style:name="co2" style:family="table-column">
      <style:table-column-properties fo:break-before="auto" style:column-width="18.653125cm" style:use-optimal-column-width="true"/>
    </style:style>
    <style:style style:name="co3" style:family="table-column">
      <style:table-column-properties fo:break-before="auto" style:column-width="25.77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Fagdomene</text:p>
          </table:table-cell>
          <table:table-cell office:value-type="string" table:style-name="ce8">
            <text:p>Titt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regjeringen.no/no/tema/plan-bygg-og-eiendom/plan--og-bygningsloven/plan/veiledning-om-planlegging/plankartsiden/id2361154/">Digitalt planregis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7">
            <text:p><text:a xlink:href="https://www.vegvesen.no/fag/publikasjoner/handboker/vegnormalene/n101/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regjeringen.no/no/tema/plan-bygg-og-eiendom/plan--og-bygningsloven/plan/veiledning-om-planlegging/plankartsiden/npad/id2361191/">Nasjonal produktinformasjon for arealpla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7">
            <text:p><text:a xlink:href="https://lovdata.no/dokument/SF/forskrift/2015-06-19-716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5.pdf">V135 Fasadeisolering mot 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lovdata.no/dokument/SF/forskrift/2000-12-01-1333">V136 Døgnhvileplasser for tung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7">
            <text:p><text:a xlink:href="https://store.vegnorm.vegvesen.no/n-v138">V138 Veger og snø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7">
            <text:p><text:a xlink:href="https://store.vegnorm.vegvesen.no/n-v139">V139 Flom- og sørpe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7">
            <text:p><text:a xlink:href="https://store.vegnorm.vegvesen.no/n-v160">V160 Vegrekkverk og andre trafikksikkerhets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7">
            <text:p><text:a xlink:href="https://store.vegnorm.vegvesen.no/n-v161">V161 Brurekkve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7">
            <text:p><text:a xlink:href="https://store.vegnorm.vegvesen.no/nv240-23">V240 Vannhånd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lovdata.no/dokument/SF/forskrift/1998-11-06-1060">Forskrift om elektriske lavspennings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store.vegnorm.vegvesen.no/n200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store.vegnorm.vegvesen.no/n300">N300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store.vegnorm.vegvesen.no/n301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www.vegvesen.no/fag/publikasjoner/handboker/vegnormalene/n302/">N302 Vegoppmerk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www.vegvesen.no/fag/publikasjoner/handboker/vegnormalene/n303/">N303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store.vegnorm.vegvesen.no/n50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www.vegvesen.no/fag/publikasjoner/handboker/vegnormalene/n601/">N601 Elektriske 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nek.no/produkter/nek-400/">NEK400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nek.no/produkter/nek-600/">NEK600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nmfv.dk/road-and-tunnel-lighting">NMF01: 2021 LED Luminaries - requirement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store.vegnorm.vegvesen.no/r761">R761 Prosesskod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store.vegnorm.vegvesen.no/n-v320">V320 Planlegging og oppsetting av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7">
            <text:p><text:a xlink:href="https://store.vegnorm.vegvesen.no/n-v322">V322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fag/publikasjoner/handboker/vegnormalene/n400/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7">
            <text:p><text:a xlink:href="https://www.vegvesen.no/fag/publikasjoner/handboker/vegnormalene/n401/">N401 Bruforvaltning fylke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andbok-r410-kabler-til-henge-skrastag-og-buebruer.pdf">R410 Kabler til henge-, skråstag- og bue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r411-bruforvaltning.pdf">R411 Bruforvaltning rik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7">
            <text:p><text:a xlink:href="https://store.vegnorm.vegvesen.no/v413">V413 Bæreevneklassifisering av bruker, materia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7">
            <text:p><text:a xlink:href="https://store.vegnorm.vegvesen.no/v412">V412 Bæreevneklassifisering av bruer, las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134.pdf">V134 Vei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20.pdf">V420 Utforming av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21.pdf">V421 Steinhvelvbruer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andbok-v425-prefabrikkerte-kulverter-elementtegninger.pdf">V425 Prefabrikkerte kulver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26-prefabrikkerte-brubjelker.pdf">V426 Prefabrikkerte brubjel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31.pdf">V431 Ferjekai - 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32.pdf">V432 Ferjekai - Elektrohydrauliske styresystem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33-ferjekai.pdf">V433 Ferjekai - Standard ferjekaibruteg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7">
            <text:p><text:a xlink:href="https://store.vegnorm.vegvesen.no/v440">V440 Bruregistrering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7">
            <text:p><text:a xlink:href="https://store.vegnorm.vegvesen.no/n-v441">V441 Bruinspek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fag/publikasjoner/handboker/vegnormalene/n101/">V460 Beredskaps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61.pdf">V461 Beredskapsbruer, Elementoversik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ygninger</text:p>
          </table:table-cell>
          <table:table-cell office:value-type="string" table:style-name="ce3">
            <text:p><text:a xlink:href="https://lovdata.no/dokument/NL/lov/2008-06-27-71">Plan og bygningsloven 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<text:a xlink:href="https://lovdata.no/dokument/NL/lov/2024-12-13-76">Ekom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<text:a xlink:href="https://lovdata.no/dokument/SF/forskrift/1998-11-06-1060/KAPITTEL_9-1-11#KAPITTEL_9-1-11">Forskrift om elektriske lavspennings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<text:a xlink:href="https://lovdata.no/dokument/SF/forskrift/2017-10-10-1598?q=elektrisk%20utstyr">Forskrift om elektrisk 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<text:a xlink:href="https://www.nemko.com/no/product-testing/safety-testing/low-voltage-directive">Lavspenningsdirektiv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<text:a xlink:href="https://lovdata.no/dokument/SF/forskrift/2009-05-20-544">Maskinforskrif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N302 Vegoppmer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N601 Elektriske 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<text:a xlink:href="https://store.vegnorm.vegvesen.no/n200">R761 Prosesskod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V320 Planlegging og oppsetting av trafikkskil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V322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gmodell</text:p>
          </table:table-cell>
          <table:table-cell office:value-type="string" table:style-name="ce2">
            <text:p>Regelve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fag/publikasjoner/handboker/vegnormalene/n400/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7">
            <text:p><text:a xlink:href="https://www.vegvesen.no/fag/publikasjoner/handboker/vegnormalene/n401/">N401 Bruforvaltning fylke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andbok-r410-kabler-til-henge-skrastag-og-buebruer.pdf">R410 Kabler til henge-, skråstag- og bue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r411-bruforvaltning.pdf">R411 Bruforvaltning rik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7">
            <text:p><text:a xlink:href="https://store.vegnorm.vegvesen.no/v412">V412 Bæreevneklassifisering av bruer, las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7">
            <text:p><text:a xlink:href="https://store.vegnorm.vegvesen.no/v413">V413 Bæreevneklassifisering av bruker, materialer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Ferjekai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7">
            <text:p>V161 Brurekkve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20.pdf">V420 Utforming av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21.pdf">V421 Steinhvelvbruer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26-prefabrikkerte-brubjelker.pdf">V426 Prefabrikkerte brubjel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31.pdf">V431 Ferjekai - 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32.pdf">V432 Ferjekai - Elektrohydrauliske styresystem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33-ferjekai.pdf">V433 Ferjekai - Standard ferjekaibruteg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7">
            <text:p><text:a xlink:href="https://store.vegnorm.vegvesen.no/v440">V440 Bruregistrering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7">
            <text:p><text:a xlink:href="https://store.vegnorm.vegvesen.no/n-v441">V441 Bruinspek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60.pdf">V460 Beredskaps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61.pdf">V461 Beredskapsbruer, Elementoversik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<text:a xlink:href="https://www.vegvesen.no/globalassets/fag/handboker/vedlegg-r210/r210-laboratorieundersokelser-2024.pdf?v=49cd5c">R210 Laboratorieundersøk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<text:a xlink:href="https://www.vegvesen.no/globalassets/fag/handboker/vedlegg-r211/r211-2025.pdf?v=49dabe">R211 Feltundersøkelser, retningslinj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publikasjoner.nve.no/veileder/2019/veileder2019_01.pdf">Sikkerhet mot kvikkleireskred, NVE veileder nr 1/201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<text:a xlink:href="https://store.vegnorm.vegvesen.no/n-v220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7">
            <text:p><text:a xlink:href="https://www.vegvesen.no/fag/publikasjoner/handboker/vegnormalene/n302/">V225 Bergskjær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50.pdf">V250 Kalde bitumenstabiliserte bærela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61.pdf">V261 Skadekatalog for bituminøse ve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63.pdf">V263 Beton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<text:a xlink:href="https://ngf.no/publikasjoner/byggegropveiledningen-ikke-medlemmer/">Byggegropveiledning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<text:a xlink:href="https://standard.no/fagomrader/eurokoder/">Eurokoder NS-EN 1990-1999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<text:a xlink:href="https://ngf.no/publikasjoner/kalk-og-sementveiledning-ikke-medlemmer/">Kalk- og sementveileder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Geoteknikk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<text:a xlink:href="https://ngf.no/publikasjoner/peleveiledningen-ikke-medlemmer/">Peleveiledning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lovdata.no/dokument/NL/lov/2008-06-27-71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R210 Laboratorieundersøkel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R211 Feltundersøkelser, retningslinj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r730.pdf">R730 Etiske retningslinjer for grunnerver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r731.pdf">R731 Boliginnløsning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Geoteknikk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<text:a xlink:href="https://publikasjoner.nve.no/veileder/2014/veileder2014_07.pdf">Sikkerhet mot kvikkleireskred, NVE veileder 7-2014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<text:a xlink:href="https://store.vegnorm.vegvesen.no/n500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7">
            <text:p>V225 Bergskjærin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740-eigedomsinngrep.pdf">V740 Eigedomsinngrep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742-grunnerverv-til-vegformal.pdf">V741 Grunnerverv til vegformål - Skjønnsforbere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742-grunnerverv-til-vegformal.pdf">V742 Grunnerverv til vegformål - Forhandl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fag/publikasjoner/handboker/vegnormalene/n601/">V743 Grunnerverv til vegformål - Utmåling av erstatning for dyrka ma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limatiltak</text:p>
          </table:table-cell>
          <table:table-cell office:value-type="string" table:style-name="ce3">
            <text:p><text:a xlink:href="https://bregroup.com/products/ceequal/">BREEAM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5-06-17-79">Akvakultur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990-06-29-50">Energi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SF/forskrift/2015-06-19-716">Forskrift om fremmede organism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SF/forskrift/2000-12-01-1333">Forskrift om planter og tiltak mot planteskadegjøre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SF/forskrift/2011-05-13-512">Forskrift om utvalgte naturtyp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SF/forskrift/2004-06-01-931">Forurensningsforskriften og andre forskrifter til Forurens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NL/lov/1981-03-13-6">Forurens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www.vegvesen.no/globalassets/fag/handboker/vedlegg-r211/r211-2025.pdf?v=49dabe">Forurens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814-05-17-nn?q=grunnloven">Grunn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8-06-06-37">Hav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NL/lov/1992-05-15-47">Lakse- og innlandsfiskeloven med tilhørende forskrif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995-05-12-23">Lov om jor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NL/lov/1978-06-09-50/">Lov om kulturmin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NL/lov/2003-05-09-31/KAPITTEL_4#%C2%A719">Miljøinformasjon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NL/lov/2009-06-19-101">Mineral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regjeringen.no/no/dokumentarkiv/regjeringen-solberg/andre-dokumenter/lmd/2015/nasjonal-jordvernstrategi/id2481056/?q=nasjonal%20jordvernstrategi">Nasjonal jordvernstrategi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NL/lov/2009-06-19-100">Naturmangfold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://miljojuss.no/lovverket/plan-og-bygningsloven/plan-og-bygningsloven-article26414-2767.html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5-05-27-31">Skog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NL/lov/2005-05-20-28">Straffe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SF/forskrift/2006-12-15-1446?q=vann">Vannforskrif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7">
            <text:p><text:a xlink:href="https://lovdata.no/dokument/NL/lov/2000-11-24-82">Vann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7">
            <text:p><text:a xlink:href="https://lovdata.no/dokument/SF/forskrift/2015-06-22-752">Forskrift om floghav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7">
            <text:p>Forskrift om fremmede organism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7">
            <text:p>Forskrift om planter og tiltak mot planteskadegjøre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7">
            <text:p><text:a xlink:href="https://store.vegnorm.vegvesen.no/r76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7">
            <text:p>Naturmangfold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5-06-17-79">Akvakultur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1990-06-29-50">Energi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Forskrift om fremmede organism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Forskrift om planter og tiltak mot planteskadegjøre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SF/forskrift/2011-05-13-512">Forskrift om utvalgte naturtyp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SF/forskrift/2004-06-01-931">Forurensningsforskriften og andre forskrifter til Forurensningsloven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Naturvern</text:p>
          </table:table-cell>
          <table:table-cell office:value-type="string" table:style-name="ce7">
            <text:p>Forurensnings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1814-05-17-nn?q=grunnloven">Grunn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8-06-06-37">Hav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NL/lov/1992-05-15-47">Lakse- og innlandsfiskeloven med tilhørende forskrif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1995-05-12-23">Lov om jor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NL/lov/1978-06-09-50/">Lov om kulturmin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NL/lov/2003-05-09-31/KAPITTEL_4#%C2%A719">Miljøinformasjon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NL/lov/2009-06-19-101">Mineral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regjeringen.no/no/dokumentarkiv/regjeringen-solberg/andre-dokumenter/lmd/2015/nasjonal-jordvernstrategi/id2481056/?q=nasjonal%20jordvernstrategi">Nasjonal jordvernstrategi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Naturmangfold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://miljojuss.no/lovverket/plan-og-bygningsloven/plan-og-bygningsloven-article26414-2767.html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5-05-27-31">Skog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NL/lov/2005-05-20-28">Straffe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SF/forskrift/2006-12-15-1446?q=vann">Vannforskrif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7">
            <text:p><text:a xlink:href="https://lovdata.no/dokument/NL/lov/2000-11-24-82">Vann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N500 Vegtunneler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Overvann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<text:a xlink:href="https://www.statsforvalteren.no/siteassets/fm-agder/dokument-agder/miljo-og-klima/fiskeforvaltning/informasjonsmateriell/dn-handbok-22-2002_slipp-fisken-fram.pdf">Slipp fisken fram, DN-håndbok 22 - 2002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<text:a xlink:href="https://www.miljodirektoratet.no/globalassets/publikasjoner/m1051/m1051.pdf">Tiltakshåndbok for bedre fysisk vannmiljø, LFI-rapport 296 2018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34.pdf">V134 Vei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V220 Geoteknikk i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<text:a xlink:href="https://online.standard.no/en/ns-en-10204-2004">NS-EN 10204 - Metalliske materialer - Typer av inspeksjonsdokumen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<text:a xlink:href="https://online.standard.no/nb/ns-en-12767-2019a1-2024-2">NS-EN 12767:2019 - Ettergivende konstruksjoner for veg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<text:a xlink:href="https://online.standard.no/nb/ns-en-1317-1-2010">NS-EN 1317 1-5 Skadereduserende veg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<text:a xlink:href="https://standard.no/fagomrader/konstruksjonsteknikk/ns-en-13670-betongkonstruksjoner/">NS-EN 13670 - Utførelse av betongkonstruksjo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www.standard.no/fagomrader/bygg-anlegg-og-eiendom/eurokoder1/ns-en-1990-grunnlag-for-prosjektering-av-konstruksjoner/">NS-EN 1990 – 1999 - Eurokode - Grunnlag for prosjektering av konstruksjo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<text:a xlink:href="https://standard.no/fagomrader/eurokoder/eurokode-1-laster-pa-konstruksjoner/">NS-EN 1991 – 2 ; 2003 - Eurokode 1:Laster på konstruksjoner - Del 2: Trafikklast på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<text:a xlink:href="https://standard.no/fagomrader/materialer/betong--ns-en-206/">NS-EN 206 – 1 - Betong - Del 1: Spesifikasjon, egenskaper, fremstilling og samsvar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Rekkverk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V160 Vegrekkverk og andre trafikksikkerhetstilta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7">
            <text:p>V161 Brurekkve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sikoreduksjon</text:p>
          </table:table-cell>
          <table:table-cell office:value-type="string" table:style-name="ce3">
            <text:p><text:a xlink:href="https://www.arbeidstilsynet.no/regelverk/forskrifter/internkontrollforskriften/">Krav til HMS slik det er definert i Internkontrollforskriften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sikoreduksjon</text:p>
          </table:table-cell>
          <table:table-cell office:value-type="string" table:style-name="ce3">
            <text:p><text:a xlink:href="https://www.arbeidstilsynet.no/regelverk/forskrifter/byggherreforskriften/">Krav til SHA slik det er definert i Byggherreforskriften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N302 Vegoppmer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N601 Elektriske 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V320 Planlegging og oppsetting av trafikkskil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7">
            <text:p>V322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7">
            <text:p>N302 Vegoppmer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7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7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7">
            <text:p>V320 Planlegging og oppsetting av trafikkskil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7">
            <text:p>V322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store.vegnorm.vegvesen.no/n-v139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<text:a xlink:href="https://store.vegnorm.vegvesen.no/n-v160">N601 Elektriske 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r511.pdf">R511 Sikkerhetsforvaltning av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r512-sikkerhet-helse-og-arbeidsmiljo-i-vegtunneler-under-drift.pdf">R512 Sikkerhet, helse og arbeidsmiljø i vegtunneler under drif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<text:a xlink:href="https://store.vegnorm.vegvesen.no/n-v161">R761 Prosesskod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store.vegnorm.vegvesen.no/n-v220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7">
            <text:p>V220 Geoteknikk i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7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7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7">
            <text:p>V220 Geoteknikk i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7">
            <text:p>V240 Vannhåndter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<text:a xlink:href="https://store.vegnorm.vegvesen.no/n-v225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R210 Laboratorieundersøkel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<text:a xlink:href="https://store.vegnorm.vegvesen.no/nv240-23">R211 Feltundersøkelser, retningslinj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5.pdf">V135 Fasadeisolering mot 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6.pdf">V136 Døgnhvileplasser for tung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V160 Vegrekkverk og andre trafikksikkerhetstilta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V161 Brurekkve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V220 Geoteknikk i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V225 Bergskjærin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7">
            <text:p>V240 Vannhåndter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50.pdf">V250 Kalde bitumenstabiliserte bærela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61.pdf">V261 Skadekatalog for bituminøse ve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63.pdf">V263 Beton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716.pdf">V716 Nordisk beregningsmetode for vegtrafikk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7">
            <text:p><text:a xlink:href="https://store.vegnorm.vegvesen.no/n-v322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7">
            <text:p><text:a xlink:href="https://www.nb.no/items/9b394d856d3314efcb5abd21b45c9803?page=0">Trær &amp; alle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7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7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7">
            <text:p>N302 Vegoppmer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7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<text:a xlink:href="https://www.vegvesen.no/fag/veg-og-gate/konkurranser-og-kontraktsdokumenter/driftskontrakter/dvkurs/forberedelser-til-kurs/bli-kjent-med-r610/r610/">R610 Driftskontrakter i riksve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7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7">
            <text:p><text:a xlink:href="https://store.vegnorm.vegvesen.no/n-v123">V123 Kollektiv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number-rows-repeated="4" table:style-name="ro2">
          <table:table-cell table:style-name="ce1"/>
          <table:table-cell table:style-name="ce3"/>
          <table:table-cell table:number-columns-repeated="16382"/>
        </table:table-row>
        <table:table-row table:number-rows-repeated="33" table:style-name="ro2">
          <table:table-cell/>
          <table:table-cell table:style-name="ce3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number-rows-repeated="2"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number-rows-repeated="2"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number-rows-repeated="2"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number-rows-repeated="2"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number-rows-repeated="1047997" table:style-name="ro2">
          <table:table-cell table:number-columns-repeated="16384"/>
        </table:table-row>
      </table:table>
      <table:database-ranges>
        <table:database-range table:target-range-address="Ark1.A2:Ark1.B580" table:contains-header="false">
          <table:sort>
            <table:sort-by table:field-number="0"/>
          </table:sort>
        </table:database-range>
        <table:database-range table:target-range-address="Ark1.A2:Ark1.A58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ato" svg:font-family="Lato"/>
  </office:font-face-decls>
  <office:styles>
    <number:number-style style:name="N0">
      <number:number number:min-integer-digits="1"/>
    </number:number-style>
    <style:style style:name="Hyperkobling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Thor Sigurd Thorsen</meta:initial-creator>
    <dc:creator>Thor Sigurd Thorsen</dc:creator>
    <meta:creation-date>2024-12-16T08:42:43Z</meta:creation-date>
    <dc:date>2026-02-18T10:26:21Z</dc:date>
  </office:meta>
</office:document-meta>
</file>